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7" style:family="table-cell" style:parent-style-name="Default">
      <style:map style:condition="cell-content()&lt;[$Sheet1.$L$8]" style:apply-style-name="Good" style:base-cell-address="Sheet1.F8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8" style:family="table-cell" style:parent-style-name="Default">
      <style:map style:condition="cell-content()&lt;[$Sheet1.$L$19]" style:apply-style-name="Good" style:base-cell-address="Sheet1.F19"/>
    </style:style>
    <style:style style:name="ce79" style:family="table-cell" style:parent-style-name="Default">
      <style:map style:condition="cell-content()&lt;[$Sheet1.$L$22]" style:apply-style-name="Good" style:base-cell-address="Sheet1.F22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7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Good" style:base-cell-address="Sheet1.F33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4]" style:apply-style-name="Accent" style:base-cell-address="Sheet1.F34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5]" style:apply-style-name="Accent" style:base-cell-address="Sheet1.F35"/>
    </style:style>
    <style:style style:name="ce9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Accent" style:base-cell-address="Sheet1.F37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1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2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2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8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9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30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0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1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2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4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4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7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42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54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57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163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64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67" style:family="table-cell" style:parent-style-name="Default" style:data-style-name="N121">
      <style:map style:condition="cell-content()&gt;[.E8]*1.25" style:apply-style-name="Good" style:base-cell-address="Sheet1.J8"/>
    </style:style>
    <style:style style:name="ce168" style:family="table-cell" style:parent-style-name="Default" style:data-style-name="N121">
      <style:map style:condition="cell-content()&gt;[.E9]*1.25" style:apply-style-name="Good" style:base-cell-address="Sheet1.J9"/>
    </style:style>
    <style:style style:name="ce170" style:family="table-cell" style:parent-style-name="Default" style:data-style-name="N121">
      <style:map style:condition="cell-content()&gt;[.E11]*1.25" style:apply-style-name="Good" style:base-cell-address="Sheet1.J11"/>
    </style:style>
    <style:style style:name="ce171" style:family="table-cell" style:parent-style-name="Default" style:data-style-name="N121">
      <style:map style:condition="cell-content()&gt;[.E13]*1.25" style:apply-style-name="Good" style:base-cell-address="Sheet1.J13"/>
    </style:style>
    <style:style style:name="ce172" style:family="table-cell" style:parent-style-name="Default" style:data-style-name="N121">
      <style:map style:condition="cell-content()&gt;[.E14]*1.25" style:apply-style-name="Good" style:base-cell-address="Sheet1.J14"/>
    </style:style>
    <style:style style:name="ce173" style:family="table-cell" style:parent-style-name="Default" style:data-style-name="N121">
      <style:map style:condition="cell-content()&gt;[.E15]*1.25" style:apply-style-name="Good" style:base-cell-address="Sheet1.J15"/>
    </style:style>
    <style:style style:name="ce174" style:family="table-cell" style:parent-style-name="Default" style:data-style-name="N121">
      <style:map style:condition="cell-content()&gt;[.E16]*1.25" style:apply-style-name="Good" style:base-cell-address="Sheet1.J16"/>
    </style:style>
    <style:style style:name="ce178" style:family="table-cell" style:parent-style-name="Default" style:data-style-name="N121">
      <style:map style:condition="cell-content()&gt;[.E17]*1.25" style:apply-style-name="Good" style:base-cell-address="Sheet1.J17"/>
    </style:style>
    <style:style style:name="ce179" style:family="table-cell" style:parent-style-name="Default" style:data-style-name="N121">
      <style:map style:condition="cell-content()&gt;[.E18]*1.25" style:apply-style-name="Good" style:base-cell-address="Sheet1.J18"/>
    </style:style>
    <style:style style:name="ce181" style:family="table-cell" style:parent-style-name="Default" style:data-style-name="N121">
      <style:map style:condition="cell-content()&gt;[.E19]*1.25" style:apply-style-name="Good" style:base-cell-address="Sheet1.J19"/>
    </style:style>
    <style:style style:name="ce161" style:family="table-cell" style:parent-style-name="Default" style:data-style-name="N121">
      <style:map style:condition="cell-content()&gt;[.E20]*1.25" style:apply-style-name="Good" style:base-cell-address="Sheet1.J20"/>
    </style:style>
    <style:style style:name="ce155" style:family="table-cell" style:parent-style-name="Default" style:data-style-name="N121">
      <style:map style:condition="cell-content()&gt;[.E21]*1.25" style:apply-style-name="Good" style:base-cell-address="Sheet1.J21"/>
    </style:style>
    <style:style style:name="ce182" style:family="table-cell" style:parent-style-name="Default" style:data-style-name="N121">
      <style:map style:condition="cell-content()&gt;[.E22]*1.25" style:apply-style-name="Good" style:base-cell-address="Sheet1.J22"/>
    </style:style>
    <style:style style:name="ce184" style:family="table-cell" style:parent-style-name="Default" style:data-style-name="N121">
      <style:map style:condition="cell-content()&gt;[.E23]*1.25" style:apply-style-name="Good" style:base-cell-address="Sheet1.J23"/>
    </style:style>
    <style:style style:name="ce169" style:family="table-cell" style:parent-style-name="Default" style:data-style-name="N121">
      <style:map style:condition="cell-content()&gt;[.E24]*1.25" style:apply-style-name="Good" style:base-cell-address="Sheet1.J24"/>
    </style:style>
    <style:style style:name="ce186" style:family="table-cell" style:parent-style-name="Default" style:data-style-name="N121">
      <style:map style:condition="cell-content()&gt;[.E25]*1.25" style:apply-style-name="Good" style:base-cell-address="Sheet1.J25"/>
    </style:style>
    <style:style style:name="ce187" style:family="table-cell" style:parent-style-name="Default" style:data-style-name="N121">
      <style:map style:condition="cell-content()&gt;[.E26]*1.25" style:apply-style-name="Good" style:base-cell-address="Sheet1.J26"/>
    </style:style>
    <style:style style:name="ce189" style:family="table-cell" style:parent-style-name="Default" style:data-style-name="N121">
      <style:map style:condition="cell-content()&gt;[.E27]*1.25" style:apply-style-name="Good" style:base-cell-address="Sheet1.J27"/>
    </style:style>
    <style:style style:name="ce191" style:family="table-cell" style:parent-style-name="Default" style:data-style-name="N121">
      <style:map style:condition="cell-content()&gt;[.E28]*1.25" style:apply-style-name="Good" style:base-cell-address="Sheet1.J28"/>
    </style:style>
    <style:style style:name="ce192" style:family="table-cell" style:parent-style-name="Default" style:data-style-name="N121">
      <style:map style:condition="cell-content()&gt;[.E32]*1.25" style:apply-style-name="Good" style:base-cell-address="Sheet1.J32"/>
    </style:style>
    <style:style style:name="ce193" style:family="table-cell" style:parent-style-name="Default" style:data-style-name="N121">
      <style:map style:condition="cell-content()&gt;#REF!*1.25" style:apply-style-name="Good" style:base-cell-address="Sheet1.J33"/>
    </style:style>
    <style:style style:name="ce194" style:family="table-cell" style:parent-style-name="Default" style:data-style-name="N121">
      <style:map style:condition="cell-content()&gt;[.E34]*1.25" style:apply-style-name="Good" style:base-cell-address="Sheet1.J34"/>
    </style:style>
    <style:style style:name="ce195" style:family="table-cell" style:parent-style-name="Default" style:data-style-name="N121">
      <style:map style:condition="cell-content()&gt;[.E35]*1.25" style:apply-style-name="Good" style:base-cell-address="Sheet1.J35"/>
    </style:style>
    <style:style style:name="ce196" style:family="table-cell" style:parent-style-name="Default" style:data-style-name="N121">
      <style:map style:condition="cell-content()&gt;[.E36]*1.25" style:apply-style-name="Good" style:base-cell-address="Sheet1.J36"/>
    </style:style>
    <style:style style:name="ce197" style:family="table-cell" style:parent-style-name="Default" style:data-style-name="N121">
      <style:map style:condition="cell-content()&gt;[.E37]*1.25" style:apply-style-name="Good" style:base-cell-address="Sheet1.J3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14" style:family="table-cell" style:parent-style-name="Default" style:data-style-name="N121">
      <style:map style:condition="cell-content()&gt;0" style:apply-style-name="Bad" style:base-cell-address="Sheet1.K8"/>
    </style:style>
    <style:style style:name="ce215" style:family="table-cell" style:parent-style-name="Default" style:data-style-name="N121">
      <style:map style:condition="cell-content()&gt;0" style:apply-style-name="Bad" style:base-cell-address="Sheet1.K9"/>
    </style:style>
    <style:style style:name="ce216" style:family="table-cell" style:parent-style-name="Default" style:data-style-name="N121">
      <style:map style:condition="cell-content()&gt;0" style:apply-style-name="Bad" style:base-cell-address="Sheet1.K10"/>
    </style:style>
    <style:style style:name="ce218" style:family="table-cell" style:parent-style-name="Default" style:data-style-name="N121">
      <style:map style:condition="cell-content()&gt;0" style:apply-style-name="Bad" style:base-cell-address="Sheet1.K11"/>
    </style:style>
    <style:style style:name="ce219" style:family="table-cell" style:parent-style-name="Default" style:data-style-name="N121">
      <style:map style:condition="cell-content()&gt;0" style:apply-style-name="Bad" style:base-cell-address="Sheet1.K12"/>
    </style:style>
    <style:style style:name="ce220" style:family="table-cell" style:parent-style-name="Default" style:data-style-name="N121">
      <style:map style:condition="cell-content()&gt;0" style:apply-style-name="Bad" style:base-cell-address="Sheet1.K13"/>
    </style:style>
    <style:style style:name="ce221" style:family="table-cell" style:parent-style-name="Default" style:data-style-name="N121">
      <style:map style:condition="cell-content()&gt;0" style:apply-style-name="Bad" style:base-cell-address="Sheet1.K14"/>
    </style:style>
    <style:style style:name="ce222" style:family="table-cell" style:parent-style-name="Default" style:data-style-name="N121">
      <style:map style:condition="cell-content()&gt;0" style:apply-style-name="Bad" style:base-cell-address="Sheet1.K15"/>
    </style:style>
    <style:style style:name="ce223" style:family="table-cell" style:parent-style-name="Default" style:data-style-name="N121">
      <style:map style:condition="cell-content()&gt;0" style:apply-style-name="Bad" style:base-cell-address="Sheet1.K16"/>
    </style:style>
    <style:style style:name="ce224" style:family="table-cell" style:parent-style-name="Default" style:data-style-name="N121">
      <style:map style:condition="cell-content()&gt;0" style:apply-style-name="Bad" style:base-cell-address="Sheet1.K17"/>
    </style:style>
    <style:style style:name="ce225" style:family="table-cell" style:parent-style-name="Default" style:data-style-name="N121">
      <style:map style:condition="cell-content()&gt;0" style:apply-style-name="Bad" style:base-cell-address="Sheet1.K18"/>
    </style:style>
    <style:style style:name="ce226" style:family="table-cell" style:parent-style-name="Default" style:data-style-name="N121">
      <style:map style:condition="cell-content()&gt;0" style:apply-style-name="Bad" style:base-cell-address="Sheet1.K19"/>
    </style:style>
    <style:style style:name="ce228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227" style:family="table-cell" style:parent-style-name="Default" style:data-style-name="N121">
      <style:map style:condition="cell-content()&gt;0" style:apply-style-name="Bad" style:base-cell-address="Sheet1.K22"/>
    </style:style>
    <style:style style:name="ce229" style:family="table-cell" style:parent-style-name="Default" style:data-style-name="N121">
      <style:map style:condition="cell-content()&gt;0" style:apply-style-name="Bad" style:base-cell-address="Sheet1.K23"/>
    </style:style>
    <style:style style:name="ce240" style:family="table-cell" style:parent-style-name="Default" style:data-style-name="N121">
      <style:map style:condition="cell-content()&gt;0" style:apply-style-name="Bad" style:base-cell-address="Sheet1.K24"/>
    </style:style>
    <style:style style:name="ce230" style:family="table-cell" style:parent-style-name="Default" style:data-style-name="N121">
      <style:map style:condition="cell-content()&gt;0" style:apply-style-name="Bad" style:base-cell-address="Sheet1.K25"/>
    </style:style>
    <style:style style:name="ce231" style:family="table-cell" style:parent-style-name="Default" style:data-style-name="N121">
      <style:map style:condition="cell-content()&gt;0" style:apply-style-name="Bad" style:base-cell-address="Sheet1.K26"/>
    </style:style>
    <style:style style:name="ce235" style:family="table-cell" style:parent-style-name="Default" style:data-style-name="N121">
      <style:map style:condition="cell-content()&gt;0" style:apply-style-name="Bad" style:base-cell-address="Sheet1.K27"/>
    </style:style>
    <style:style style:name="ce236" style:family="table-cell" style:parent-style-name="Default" style:data-style-name="N121">
      <style:map style:condition="cell-content()&gt;0" style:apply-style-name="Bad" style:base-cell-address="Sheet1.K28"/>
    </style:style>
    <style:style style:name="ce237" style:family="table-cell" style:parent-style-name="Default" style:data-style-name="N121">
      <style:map style:condition="cell-content()&gt;0" style:apply-style-name="Bad" style:base-cell-address="Sheet1.K32"/>
    </style:style>
    <style:style style:name="ce238" style:family="table-cell" style:parent-style-name="Default" style:data-style-name="N121">
      <style:map style:condition="cell-content()&gt;0" style:apply-style-name="Bad" style:base-cell-address="Sheet1.K33"/>
    </style:style>
    <style:style style:name="ce239" style:family="table-cell" style:parent-style-name="Default" style:data-style-name="N121">
      <style:map style:condition="cell-content()&gt;0" style:apply-style-name="Bad" style:base-cell-address="Sheet1.K34"/>
    </style:style>
    <style:style style:name="ce245" style:family="table-cell" style:parent-style-name="Default" style:data-style-name="N121">
      <style:map style:condition="cell-content()&gt;0" style:apply-style-name="Bad" style:base-cell-address="Sheet1.K35"/>
    </style:style>
    <style:style style:name="ce247" style:family="table-cell" style:parent-style-name="Default" style:data-style-name="N121">
      <style:map style:condition="cell-content()&gt;0" style:apply-style-name="Bad" style:base-cell-address="Sheet1.K36"/>
    </style:style>
    <style:style style:name="ce249" style:family="table-cell" style:parent-style-name="Default" style:data-style-name="N121">
      <style:map style:condition="cell-content()&gt;0" style:apply-style-name="Bad" style:base-cell-address="Sheet1.K3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9"/>
    </style:style>
    <style:style style:name="ce254" style:family="table-cell" style:parent-style-name="Default" style:data-style-name="N121">
      <style:map style:condition="cell-content()&gt;0" style:apply-style-name="Bad" style:base-cell-address="Sheet1.L10"/>
    </style:style>
    <style:style style:name="ce255" style:family="table-cell" style:parent-style-name="Default" style:data-style-name="N121">
      <style:map style:condition="cell-content()&gt;0" style:apply-style-name="Bad" style:base-cell-address="Sheet1.L11"/>
    </style:style>
    <style:style style:name="ce256" style:family="table-cell" style:parent-style-name="Default" style:data-style-name="N121">
      <style:map style:condition="cell-content()&gt;0" style:apply-style-name="Bad" style:base-cell-address="Sheet1.L12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59" style:family="table-cell" style:parent-style-name="Default" style:data-style-name="N121">
      <style:map style:condition="cell-content()&gt;0" style:apply-style-name="Bad" style:base-cell-address="Sheet1.L16"/>
    </style:style>
    <style:style style:name="ce260" style:family="table-cell" style:parent-style-name="Default" style:data-style-name="N121">
      <style:map style:condition="cell-content()&gt;0" style:apply-style-name="Bad" style:base-cell-address="Sheet1.L17"/>
    </style:style>
    <style:style style:name="ce283" style:family="table-cell" style:parent-style-name="Default" style:data-style-name="N121">
      <style:map style:condition="cell-content()&gt;0" style:apply-style-name="Bad" style:base-cell-address="Sheet1.L20"/>
    </style:style>
    <style:style style:name="ce261" style:family="table-cell" style:parent-style-name="Default" style:data-style-name="N121">
      <style:map style:condition="cell-content()&gt;0" style:apply-style-name="Bad" style:base-cell-address="Sheet1.L17"/>
    </style:style>
    <style:style style:name="ce262" style:family="table-cell" style:parent-style-name="Default" style:data-style-name="N121">
      <style:map style:condition="cell-content()&gt;0" style:apply-style-name="Bad" style:base-cell-address="Sheet1.L23"/>
    </style:style>
    <style:style style:name="ce286" style:family="table-cell" style:parent-style-name="Default" style:data-style-name="N121">
      <style:map style:condition="cell-content()&gt;0" style:apply-style-name="Bad" style:base-cell-address="Sheet1.L24"/>
    </style:style>
    <style:style style:name="ce263" style:family="table-cell" style:parent-style-name="Default" style:data-style-name="N121">
      <style:map style:condition="cell-content()&gt;0" style:apply-style-name="Bad" style:base-cell-address="Sheet1.L25"/>
    </style:style>
    <style:style style:name="ce264" style:family="table-cell" style:parent-style-name="Default" style:data-style-name="N121">
      <style:map style:condition="cell-content()&gt;0" style:apply-style-name="Bad" style:base-cell-address="Sheet1.L26"/>
    </style:style>
    <style:style style:name="ce265" style:family="table-cell" style:parent-style-name="Default" style:data-style-name="N121">
      <style:map style:condition="cell-content()&gt;0" style:apply-style-name="Bad" style:base-cell-address="Sheet1.L27"/>
    </style:style>
    <style:style style:name="ce266" style:family="table-cell" style:parent-style-name="Default" style:data-style-name="N121">
      <style:map style:condition="cell-content()&gt;0" style:apply-style-name="Bad" style:base-cell-address="Sheet1.L28"/>
    </style:style>
    <style:style style:name="ce275" style:family="table-cell" style:parent-style-name="Default" style:data-style-name="N121">
      <style:map style:condition="cell-content()&gt;0" style:apply-style-name="Bad" style:base-cell-address="Sheet1.L32"/>
    </style:style>
    <style:style style:name="ce276" style:family="table-cell" style:parent-style-name="Default" style:data-style-name="N121">
      <style:map style:condition="cell-content()&gt;0" style:apply-style-name="Bad" style:base-cell-address="Sheet1.L33"/>
    </style:style>
    <style:style style:name="ce277" style:family="table-cell" style:parent-style-name="Default" style:data-style-name="N121">
      <style:map style:condition="cell-content()&gt;0" style:apply-style-name="Bad" style:base-cell-address="Sheet1.L34"/>
    </style:style>
    <style:style style:name="ce278" style:family="table-cell" style:parent-style-name="Default" style:data-style-name="N121">
      <style:map style:condition="cell-content()&gt;0" style:apply-style-name="Bad" style:base-cell-address="Sheet1.L35"/>
    </style:style>
    <style:style style:name="ce279" style:family="table-cell" style:parent-style-name="Default" style:data-style-name="N121">
      <style:map style:condition="cell-content()&gt;0" style:apply-style-name="Bad" style:base-cell-address="Sheet1.L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42" calcext:value-type="float">
            <text:p>2.342</text:p>
          </table:table-cell>
          <table:table-cell table:style-name="ce22" office:value-type="percentage" office:value="-0.0061" calcext:value-type="percentage">
            <text:p>-0.61%</text:p>
          </table:table-cell>
          <table:table-cell table:style-name="ce26" office:value-type="float" office:value="129.98" calcext:value-type="float">
            <text:p>129.98</text:p>
          </table:table-cell>
          <table:table-cell table:style-name="ce22" office:value-type="percentage" office:value="0.9367" calcext:value-type="percentage">
            <text:p>93.6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7" calcext:value-type="float" table:number-columns-spanned="5" table:number-rows-spanned="1">
            <text:p>2.53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07" calcext:value-type="percentage" table:number-columns-spanned="5" table:number-rows-spanned="1">
            <text:p>0.0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2435" calcext:value-type="percentage" table:number-columns-spanned="1" table:number-rows-spanned="2">
            <text:p>24.35%</text:p>
          </table:table-cell>
          <table:table-cell office:value-type="string" calcext:value-type="string">
            <text:p>洋河股份F</text:p>
          </table:table-cell>
          <table:table-cell office:value-type="percentage" office:value="0.1623" calcext:value-type="percentage">
            <text:p>16.23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19.3" calcext:value-type="float">
            <text:p>219.300</text:p>
          </table:table-cell>
          <table:table-cell office:value-type="float" office:value="44.53" calcext:value-type="float">
            <text:p>44.53</text:p>
          </table:table-cell>
          <table:table-cell office:value-type="float" office:value="3304" calcext:value-type="float">
            <text:p>3304.00</text:p>
          </table:table-cell>
          <table:table-cell table:style-name="ce42" table:formula="of:=IF([.E6]&gt;0;[.F6]/[.E6]-1.0014;([.F6]-[.E6]))" office:value-type="percentage" office:value="1.14805210044498" calcext:value-type="percentage">
            <text:p>114.8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812" calcext:value-type="percentage">
            <text:p>8.12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19.3" calcext:value-type="float">
            <text:p>219.300</text:p>
          </table:table-cell>
          <table:table-cell office:value-type="float" office:value="44.53" calcext:value-type="float">
            <text:p>44.53</text:p>
          </table:table-cell>
          <table:table-cell office:value-type="float" office:value="3304" calcext:value-type="float">
            <text:p>3304.00</text:p>
          </table:table-cell>
          <table:table-cell table:style-name="ce43" table:formula="of:=IF([.E7]&gt;0;[.F7]/[.E7]-1.0014;([.F7]-[.E7]))" office:value-type="percentage" office:value="1.20837217077619" calcext:value-type="percentage">
            <text:p>120.8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office:value-type="percentage" office:value="0.0251" calcext:value-type="percentage">
            <text:p>2.51%</text:p>
          </table:table-cell>
          <table:table-cell office:value-type="string" calcext:value-type="string">
            <text:p>路劲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9.76" calcext:value-type="float">
            <text:p>9.760</text:p>
          </table:table-cell>
          <table:table-cell table:style-name="ce47" office:value-type="float" office:value="9.87" calcext:value-type="float">
            <text:p>9.87</text:p>
          </table:table-cell>
          <table:table-cell office:value-type="float" office:value="2.86" calcext:value-type="float">
            <text:p>2.86</text:p>
          </table:table-cell>
          <table:table-cell office:value-type="float" office:value="73.96" calcext:value-type="float">
            <text:p>73.96</text:p>
          </table:table-cell>
          <table:table-cell table:style-name="ce120" table:formula="of:=IF([.E8]&gt;0;[.F8]/[.E8]-1.0014;([.F8]-[.E8]))" office:value-type="percentage" office:value="0.00987049180327859" calcext:value-type="percentage">
            <text:p>0.99%</text:p>
          </table:table-cell>
          <table:table-cell table:style-name="ce167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14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99" calcext:value-type="percentage" table:number-columns-spanned="1" table:number-rows-spanned="4">
            <text:p>10.99%</text:p>
          </table:table-cell>
          <table:table-cell office:value-type="string" calcext:value-type="string">
            <text:p>民生银行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8" calcext:value-type="float">
            <text:p>5.180</text:p>
          </table:table-cell>
          <table:table-cell office:value-type="float" office:value="4.97" calcext:value-type="float">
            <text:p>4.97</text:p>
          </table:table-cell>
          <table:table-cell office:value-type="float" office:value="2267" calcext:value-type="float">
            <text:p>2267.00</text:p>
          </table:table-cell>
          <table:table-cell table:style-name="ce121" table:formula="of:=IF([.E9]&gt;0;[.F9]/[.E9]-1.0014;([.F9]-[.E9]))" office:value-type="percentage" office:value="-0.186934591194969" calcext:value-type="percentage">
            <text:p>-18.69%</text:p>
          </table:table-cell>
          <table:table-cell table:style-name="ce168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15" table:formula="of:=IF([.F9]&lt;[.E9]*1.25; 0; [.J9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42.72" calcext:value-type="float">
            <text:p>42.720</text:p>
          </table:table-cell>
          <table:table-cell office:value-type="float" office:value="11.68" calcext:value-type="float">
            <text:p>11.68</text:p>
          </table:table-cell>
          <table:table-cell office:value-type="float" office:value="10700" calcext:value-type="float">
            <text:p>10700.00</text:p>
          </table:table-cell>
          <table:table-cell table:style-name="ce121" table:formula="of:=IF([.E10]&gt;0;[.F10]/[.E10]-1.0014;([.F10]-[.E10]))" office:value-type="percentage" office:value="0.72920563094997" calcext:value-type="percentage">
            <text:p>72.92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8.212890625" calcext:value-type="float">
            <text:p>48.213</text:p>
          </table:table-cell>
          <table:table-cell table:style-name="ce216" table:formula="of:=IF([.F10]&lt;[.E10]*1.25; 0; [.J10]/1.25*0.92)" office:value-type="float" office:value="35.4846875" calcext:value-type="float">
            <text:p>35.485</text:p>
          </table:table-cell>
          <table:table-cell table:style-name="ce254" office:value-type="float" office:value="35.485" calcext:value-type="float">
            <text:p>35.485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75" calcext:value-type="float">
            <text:p>2.750</text:p>
          </table:table-cell>
          <table:table-cell office:value-type="float" office:value="4.25" calcext:value-type="float">
            <text:p>4.25</text:p>
          </table:table-cell>
          <table:table-cell office:value-type="float" office:value="9624.5" calcext:value-type="float">
            <text:p>9624.50</text:p>
          </table:table-cell>
          <table:table-cell table:style-name="ce122" table:formula="of:=IF([.E11]&gt;0;[.F11]/[.E11]-1.0014;([.F11]-[.E11]))" office:value-type="percentage" office:value="-0.0501720511933588" calcext:value-type="percentage">
            <text:p>-5.02%</text:p>
          </table:table-cell>
          <table:table-cell table:style-name="ce17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.61375" calcext:value-type="float">
            <text:p>3.614</text:p>
          </table:table-cell>
          <table:table-cell table:style-name="ce218" table:formula="of:=IF([.F11]&lt;[.E11]*1.25; 0; [.J11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18.04" calcext:value-type="float">
            <text:p>18.040</text:p>
          </table:table-cell>
          <table:table-cell office:value-type="float" office:value="12.98" calcext:value-type="float">
            <text:p>12.98</text:p>
          </table:table-cell>
          <table:table-cell office:value-type="float" office:value="3500" calcext:value-type="float">
            <text:p>3500.00</text:p>
          </table:table-cell>
          <table:table-cell table:style-name="ce121" table:formula="of:=IF([.E12]&gt;0;[.F12]/[.E12]-1.0014;([.F12]-[.E12]))" office:value-type="percentage" office:value="0.830816128377006" calcext:value-type="percentage">
            <text:p>83.08%</text:p>
          </table:table-cell>
          <table:table-cell table:style-name="ce16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9.23046875" calcext:value-type="float">
            <text:p>19.230</text:p>
          </table:table-cell>
          <table:table-cell table:style-name="ce219" table:formula="of:=IF([.F12]&lt;[.E12]*1.25; 0; [.J12]/1.25*0.92)" office:value-type="float" office:value="14.153625" calcext:value-type="float">
            <text:p>14.154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717" calcext:value-type="percentage" table:number-columns-spanned="1" table:number-rows-spanned="3">
            <text:p>7.17%</text:p>
          </table:table-cell>
          <table:table-cell office:value-type="string" calcext:value-type="string">
            <text:p>中国平安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61.137" calcext:value-type="float">
            <text:p>61.137</text:p>
          </table:table-cell>
          <table:table-cell table:style-name="ce52" office:value-type="float" office:value="83.2" calcext:value-type="float">
            <text:p>83.200</text:p>
          </table:table-cell>
          <table:table-cell office:value-type="float" office:value="12.38" calcext:value-type="float">
            <text:p>12.38</text:p>
          </table:table-cell>
          <table:table-cell office:value-type="float" office:value="15200" calcext:value-type="float">
            <text:p>15200.00</text:p>
          </table:table-cell>
          <table:table-cell table:style-name="ce123" table:formula="of:=IF([.E13]&gt;0;[.F13]/[.E13]-1.0014;([.F13]-[.E13]))" office:value-type="percentage" office:value="0.359478028035396" calcext:value-type="percentage">
            <text:p>35.95%</text:p>
          </table:table-cell>
          <table:table-cell table:style-name="ce17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220" table:formula="of:=IF([.F13]&lt;[.E13]*1.25; 0; [.J13]/1.25*0.92)" office:value-type="float" office:value="70.30755" calcext:value-type="float">
            <text:p>70.308</text:p>
          </table:table-cell>
          <table:table-cell table:style-name="ce257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中国平安H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83.8" calcext:value-type="float">
            <text:p>83.800</text:p>
          </table:table-cell>
          <table:table-cell table:style-name="ce52" office:value-type="float" office:value="91.85" calcext:value-type="float">
            <text:p>91.850</text:p>
          </table:table-cell>
          <table:table-cell office:value-type="float" office:value="11.85" calcext:value-type="float">
            <text:p>11.85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4]&gt;0;[.F14]/[.E14]-1.0014;([.F14]-[.E14]))" office:value-type="percentage" office:value="0.0946620525059665" calcext:value-type="percentage">
            <text:p>9.47%</text:p>
          </table:table-cell>
          <table:table-cell table:style-name="ce17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4.75" calcext:value-type="float">
            <text:p>104.750</text:p>
          </table:table-cell>
          <table:table-cell table:style-name="ce221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6" calcext:value-type="float">
            <text:p>29.600</text:p>
          </table:table-cell>
          <table:table-cell office:value-type="float" office:value="6.32" calcext:value-type="float">
            <text:p>6.32</text:p>
          </table:table-cell>
          <table:table-cell office:value-type="float" office:value="923.4" calcext:value-type="float">
            <text:p>923.40</text:p>
          </table:table-cell>
          <table:table-cell table:style-name="ce126" table:formula="of:=IF([.E15]&gt;0;[.F15]/[.E15]-1.0014;([.F15]-[.E15]))" office:value-type="percentage" office:value="-0.196308339226459" calcext:value-type="percentage">
            <text:p>-19.63%</text:p>
          </table:table-cell>
          <table:table-cell table:style-name="ce17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22" table:formula="of:=IF([.F15]&lt;[.E15]*1.25; 0; [.J1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office:value-type="percentage" office:value="0.052" calcext:value-type="percentage">
            <text:p>5.20%</text:p>
          </table:table-cell>
          <table:table-cell office:value-type="string" calcext:value-type="string">
            <text:p>腾讯控股</text:p>
          </table:table-cell>
          <table:table-cell office:value-type="percentage" office:value="0.052" calcext:value-type="percentage">
            <text:p>5.20%</text:p>
          </table:table-cell>
          <table:table-cell office:value-type="float" office:value="318.8" calcext:value-type="float">
            <text:p>318.800</text:p>
          </table:table-cell>
          <table:table-cell table:style-name="ce54" office:value-type="float" office:value="556" calcext:value-type="float">
            <text:p>556.000</text:p>
          </table:table-cell>
          <table:table-cell office:value-type="float" office:value="38.16" calcext:value-type="float">
            <text:p>38.16</text:p>
          </table:table-cell>
          <table:table-cell office:value-type="float" office:value="53000" calcext:value-type="float">
            <text:p>53000.00</text:p>
          </table:table-cell>
          <table:table-cell table:style-name="ce127" table:formula="of:=IF([.E16]&gt;0;[.F16]/[.E16]-1.0014;([.F16]-[.E16]))" office:value-type="percentage" office:value="0.742640150564617" calcext:value-type="percentage">
            <text:p>74.26%</text:p>
          </table:table-cell>
          <table:table-cell table:style-name="ce17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223" table:formula="of:=IF([.F16]&lt;[.E16]*1.25; 0; [.J16]/1.25*0.92)" office:value-type="float" office:value="458.275" calcext:value-type="float">
            <text:p>458.275</text:p>
          </table:table-cell>
          <table:table-cell table:style-name="ce259" office:value-type="float" office:value="458.275" calcext:value-type="float">
            <text:p>458.27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888" calcext:value-type="percentage" table:number-columns-spanned="1" table:number-rows-spanned="2">
            <text:p>8.88%</text:p>
          </table:table-cell>
          <table:table-cell office:value-type="string" calcext:value-type="string">
            <text:p>分众传媒L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9.6" calcext:value-type="float">
            <text:p>9.600</text:p>
          </table:table-cell>
          <table:table-cell office:value-type="float" office:value="51.86" calcext:value-type="float">
            <text:p>51.86</text:p>
          </table:table-cell>
          <table:table-cell office:value-type="float" office:value="1409" calcext:value-type="float">
            <text:p>1409.00</text:p>
          </table:table-cell>
          <table:table-cell table:style-name="ce128" table:formula="of:=IF([.E17]&gt;0;[.F17]/[.E17]-1.0014;([.F17]-[.E17]))" office:value-type="percentage" office:value="0.671656814220983" calcext:value-type="percentage">
            <text:p>67.17%</text:p>
          </table:table-cell>
          <table:table-cell table:style-name="ce17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24" table:formula="of:=IF([.F17]&lt;[.E17]*1.25; 0; [.J17]/1.25*0.92)" office:value-type="float" office:value="8.248375" calcext:value-type="float">
            <text:p>8.248</text:p>
          </table:table-cell>
          <table:table-cell table:style-name="ce260" office:value-type="float" office:value="8.248" calcext:value-type="float">
            <text:p>8.248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分众传媒D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9.6" calcext:value-type="float">
            <text:p>9.600</text:p>
          </table:table-cell>
          <table:table-cell office:value-type="float" office:value="51.86" calcext:value-type="float">
            <text:p>51.86</text:p>
          </table:table-cell>
          <table:table-cell office:value-type="float" office:value="1409" calcext:value-type="float">
            <text:p>1409.00</text:p>
          </table:table-cell>
          <table:table-cell table:style-name="ce129" table:formula="of:=IF([.E18]&gt;0;[.F18]/[.E18]-1.0014;([.F18]-[.E18]))" office:value-type="percentage" office:value="0.802772148092464" calcext:value-type="percentage">
            <text:p>80.28%</text:p>
          </table:table-cell>
          <table:table-cell table:style-name="ce17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392578125" calcext:value-type="float">
            <text:p>10.393</text:p>
          </table:table-cell>
          <table:table-cell table:style-name="ce225" table:formula="of:=IF([.F18]&lt;[.E18]*1.25; 0; [.J18]/1.25*0.92)" office:value-type="float" office:value="7.6489375" calcext:value-type="float">
            <text:p>7.649</text:p>
          </table:table-cell>
          <table:table-cell table:style-name="ce260" office:value-type="float" office:value="7.649" calcext:value-type="float">
            <text:p>7.649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527" calcext:value-type="percentage" table:number-columns-spanned="1" table:number-rows-spanned="2">
            <text:p>5.27%</text:p>
          </table:table-cell>
          <table:table-cell office:value-type="string" calcext:value-type="string">
            <text:p>皖通高速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08" calcext:value-type="float">
            <text:p>6.08</text:p>
          </table:table-cell>
          <table:table-cell office:value-type="float" office:value="13.75" calcext:value-type="float">
            <text:p>13.75</text:p>
          </table:table-cell>
          <table:table-cell office:value-type="float" office:value="100.8" calcext:value-type="float">
            <text:p>100.80</text:p>
          </table:table-cell>
          <table:table-cell table:style-name="ce130" table:formula="of:=IF([.E19]&gt;0;[.F19]/[.E19]-1.0014;([.F19]-[.E19]))" office:value-type="percentage" office:value="0.0501392597717052" calcext:value-type="percentage">
            <text:p>5.01%</text:p>
          </table:table-cell>
          <table:table-cell table:style-name="ce18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26" table:formula="of:=IF([.F19]&lt;[.E19]*1.25; 0; [.J19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<text:s/>上海机场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72.84" calcext:value-type="float">
            <text:p>72.84</text:p>
          </table:table-cell>
          <table:table-cell office:value-type="float" office:value="470.6" calcext:value-type="float">
            <text:p>470.60</text:p>
          </table:table-cell>
          <table:table-cell office:value-type="float" office:value="1403" calcext:value-type="float">
            <text:p>1403.00</text:p>
          </table:table-cell>
          <table:table-cell table:style-name="ce109" table:formula="of:=IF([.E20]&gt;0;[.F20]/[.E20]-1.0014;([.F20]-[.E20]))" office:value-type="percentage" office:value="0.0206432446084552" calcext:value-type="percentage">
            <text:p>2.06%</text:p>
          </table:table-cell>
          <table:table-cell table:style-name="ce16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9.08625" calcext:value-type="float">
            <text:p>89.086</text:p>
          </table:table-cell>
          <table:table-cell table:style-name="ce228" table:formula="of:=IF([.F20]&lt;[.E20]*1.25; 0; [.J20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385" calcext:value-type="percentage">
            <text:p>3.8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09" calcext:value-type="float">
            <text:p>3.09</text:p>
          </table:table-cell>
          <table:table-cell office:value-type="float" office:value="7" calcext:value-type="float">
            <text:p>7.00</text:p>
          </table:table-cell>
          <table:table-cell office:value-type="float" office:value="309.7" calcext:value-type="float">
            <text:p>309.70</text:p>
          </table:table-cell>
          <table:table-cell table:style-name="ce107" table:formula="of:=IF([.E21]&gt;0;[.F21]/[.E21]-1.0014;([.F21]-[.E21]))" office:value-type="percentage" office:value="0.00511465798045596" calcext:value-type="percentage">
            <text:p>0.51%</text:p>
          </table:table-cell>
          <table:table-cell table:style-name="ce15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8375" calcext:value-type="float">
            <text:p>3.838</text:p>
          </table:table-cell>
          <table:table-cell table:style-name="ce207" table:formula="of:=IF([.F21]&lt;[.E21]*1.25; 0; [.J21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office:value-type="percentage" office:value="0.0256" calcext:value-type="percentage">
            <text:p>2.56%</text:p>
          </table:table-cell>
          <table:table-cell office:value-type="string" calcext:value-type="string">
            <text:p>伟星股份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92" calcext:value-type="float">
            <text:p>6.92</text:p>
          </table:table-cell>
          <table:table-cell office:value-type="float" office:value="15.08" calcext:value-type="float">
            <text:p>15.08</text:p>
          </table:table-cell>
          <table:table-cell office:value-type="float" office:value="53.68" calcext:value-type="float">
            <text:p>53.68</text:p>
          </table:table-cell>
          <table:table-cell table:style-name="ce131" table:formula="of:=IF([.E22]&gt;0;[.F22]/[.E22]-1.0014;([.F22]-[.E22]))" office:value-type="percentage" office:value="0.0744706467661691" calcext:value-type="percentage">
            <text:p>7.45%</text:p>
          </table:table-cell>
          <table:table-cell table:style-name="ce18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.04" calcext:value-type="float">
            <text:p>8.040</text:p>
          </table:table-cell>
          <table:table-cell table:style-name="ce227" table:formula="of:=IF([.F22]&lt;[.E22]*1.25; 0; [.J22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office:value-type="percentage" office:value="0.0312" calcext:value-type="percentage">
            <text:p>3.12%</text:p>
          </table:table-cell>
          <table:table-cell office:value-type="string" calcext:value-type="string">
            <text:p>美的集团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43.508" calcext:value-type="float">
            <text:p>43.508</text:p>
          </table:table-cell>
          <table:table-cell office:value-type="float" office:value="93.58" calcext:value-type="float">
            <text:p>93.58</text:p>
          </table:table-cell>
          <table:table-cell office:value-type="float" office:value="26.39" calcext:value-type="float">
            <text:p>26.39</text:p>
          </table:table-cell>
          <table:table-cell office:value-type="float" office:value="6574" calcext:value-type="float">
            <text:p>6574.00</text:p>
          </table:table-cell>
          <table:table-cell table:style-name="ce132" table:formula="of:=IF([.E23]&gt;0;[.F23]/[.E23]-1.0014;([.F23]-[.E23]))" office:value-type="percentage" office:value="1.14946880573688" calcext:value-type="percentage">
            <text:p>114.95%</text:p>
          </table:table-cell>
          <table:table-cell table:style-name="ce18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6.220703125" calcext:value-type="float">
            <text:p>106.221</text:p>
          </table:table-cell>
          <table:table-cell table:style-name="ce229" table:formula="of:=IF([.F23]&lt;[.E23]*1.25; 0; [.J23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78" calcext:value-type="percentage">
            <text:p>1.78%</text:p>
          </table:table-cell>
          <table:table-cell office:value-type="string" calcext:value-type="string">
            <text:p>生物股份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1.406" calcext:value-type="float">
            <text:p>21.406</text:p>
          </table:table-cell>
          <table:table-cell office:value-type="float" office:value="20.93" calcext:value-type="float">
            <text:p>20.93</text:p>
          </table:table-cell>
          <table:table-cell office:value-type="float" office:value="87.85" calcext:value-type="float">
            <text:p>87.85</text:p>
          </table:table-cell>
          <table:table-cell office:value-type="float" office:value="235.7" calcext:value-type="float">
            <text:p>235.70</text:p>
          </table:table-cell>
          <table:table-cell table:style-name="ce114" table:formula="of:=IF([.E24]&gt;0;[.F24]/[.E24]-1.0014;([.F24]-[.E24]))" office:value-type="percentage" office:value="-0.0236367560497057" calcext:value-type="percentage">
            <text:p>-2.36%</text:p>
          </table:table-cell>
          <table:table-cell table:style-name="ce16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6.7575" calcext:value-type="float">
            <text:p>26.75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07" calcext:value-type="percentage">
            <text:p>1.07%</text:p>
          </table:table-cell>
          <table:table-cell office:value-type="string" calcext:value-type="string">
            <text:p>澳博控股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8.62" calcext:value-type="float">
            <text:p>8.620</text:p>
          </table:table-cell>
          <table:table-cell office:value-type="string" calcext:value-type="string">
            <text:p>-</text:p>
          </table:table-cell>
          <table:table-cell office:value-type="float" office:value="489.3" calcext:value-type="float">
            <text:p>489.30</text:p>
          </table:table-cell>
          <table:table-cell table:style-name="ce133" table:formula="of:=IF([.E25]&gt;0;[.F25]/[.E25]-1.0014;([.F25]-[.E25]))" office:value-type="percentage" office:value="-0.0251825594563988" calcext:value-type="percentage">
            <text:p>-2.52%</text:p>
          </table:table-cell>
          <table:table-cell table:style-name="ce186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office:value-type="percentage" office:value="0.0125" calcext:value-type="percentage">
            <text:p>1.25%</text:p>
          </table:table-cell>
          <table:table-cell office:value-type="string" calcext:value-type="string">
            <text:p>中颖电子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3.7" calcext:value-type="float">
            <text:p>33.700</text:p>
          </table:table-cell>
          <table:table-cell office:value-type="float" office:value="44.91" calcext:value-type="float">
            <text:p>44.91</text:p>
          </table:table-cell>
          <table:table-cell office:value-type="float" office:value="94.17" calcext:value-type="float">
            <text:p>94.17</text:p>
          </table:table-cell>
          <table:table-cell table:style-name="ce134" table:formula="of:=IF([.E26]&gt;0;[.F26]/[.E26]-1.0014;([.F26]-[.E26]))" office:value-type="percentage" office:value="-0.0599014248198021" calcext:value-type="percentage">
            <text:p>-5.99%</text:p>
          </table:table-cell>
          <table:table-cell table:style-name="ce18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105" calcext:value-type="percentage">
            <text:p>1.05%</text:p>
          </table:table-cell>
          <table:table-cell office:value-type="string" calcext:value-type="string">
            <text:p>中国建筑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5" calcext:value-type="float">
            <text:p>5.000</text:p>
          </table:table-cell>
          <table:table-cell office:value-type="float" office:value="4.88" calcext:value-type="float">
            <text:p>4.88</text:p>
          </table:table-cell>
          <table:table-cell office:value-type="float" office:value="2098" calcext:value-type="float">
            <text:p>2098.00</text:p>
          </table:table-cell>
          <table:table-cell table:style-name="ce135" table:formula="of:=IF([.E27]&gt;0;[.F27]/[.E27]-1.0014;([.F27]-[.E27]))" office:value-type="percentage" office:value="-0.0278797507788163" calcext:value-type="percentage">
            <text:p>-2.79%</text:p>
          </table:table-cell>
          <table:table-cell table:style-name="ce18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office:value-type="percentage" office:value="0.0067" calcext:value-type="percentage">
            <text:p>0.67%</text:p>
          </table:table-cell>
          <table:table-cell office:value-type="string" calcext:value-type="string">
            <text:p>西宁特钢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772" calcext:value-type="float">
            <text:p>5.772</text:p>
          </table:table-cell>
          <table:table-cell table:style-name="ce85" office:value-type="float" office:value="3.91" calcext:value-type="float">
            <text:p>3.910</text:p>
          </table:table-cell>
          <table:table-cell table:style-name="ce112" office:value-type="float" office:value="219.52" calcext:value-type="float">
            <text:p>219.52</text:p>
          </table:table-cell>
          <table:table-cell office:value-type="float" office:value="40.86" calcext:value-type="float">
            <text:p>40.86</text:p>
          </table:table-cell>
          <table:table-cell table:style-name="ce137" table:formula="of:=IF([.E28]&gt;0;[.F28]/[.E28]-1.0014;([.F28]-[.E28]))" office:value-type="percentage" office:value="-0.323991822591823" calcext:value-type="percentage">
            <text:p>-32.40%</text:p>
          </table:table-cell>
          <table:table-cell table:style-name="ce191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7.215" calcext:value-type="float">
            <text:p>7.215</text:p>
          </table:table-cell>
          <table:table-cell table:style-name="ce236" table:formula="of:=IF([.F28]&lt;[.E28]*1.25; 0; [.J28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2" calcext:value-type="float" table:number-columns-spanned="5" table:number-rows-spanned="1">
            <text:p>1.6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117" office:value-type="percentage" office:value="-0.0382" calcext:value-type="percentage" table:number-columns-spanned="5" table:number-rows-spanned="1">
            <text:p>-3.82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347" calcext:value-type="percentage" table:number-columns-spanned="1" table:number-rows-spanned="2">
            <text:p>3.47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03" calcext:value-type="percentage">
            <text:p>2.03%</text:p>
          </table:table-cell>
          <table:table-cell table:style-name="ce35" office:value-type="float" office:value="40.095" calcext:value-type="float">
            <text:p>40.0950</text:p>
          </table:table-cell>
          <table:table-cell table:style-name="ce86" office:value-type="float" office:value="84.3" calcext:value-type="float">
            <text:p>84.3000</text:p>
          </table:table-cell>
          <table:table-cell table:style-name="ce112" office:value-type="float" office:value="30.12" calcext:value-type="float">
            <text:p>30.12</text:p>
          </table:table-cell>
          <table:table-cell office:value-type="float" office:value="1322.18" calcext:value-type="float">
            <text:p>1322.18</text:p>
          </table:table-cell>
          <table:table-cell table:style-name="ce138" table:formula="of:=IF([.E32]&gt;0;[.F32]/[.E32]-1.0014;([.F32]-[.E32]))" office:value-type="percentage" office:value="1.10110654695099" calcext:value-type="percentage">
            <text:p>110.11%</text:p>
          </table:table-cell>
          <table:table-cell table:style-name="ce19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97.88818359375" calcext:value-type="float">
            <text:p>97.888</text:p>
          </table:table-cell>
          <table:table-cell table:style-name="ce237" table:formula="of:=IF([.F32]&lt;[.E32]*1.25; 0; [.J32]/1.25*0.92)" office:value-type="float" office:value="72.045703125" calcext:value-type="float">
            <text:p>72.046</text:p>
          </table:table-cell>
          <table:table-cell table:style-name="ce27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144" calcext:value-type="percentage">
            <text:p>1.44%</text:p>
          </table:table-cell>
          <table:table-cell table:style-name="ce35" office:value-type="float" office:value="174.8351" calcext:value-type="float">
            <text:p>174.8351</text:p>
          </table:table-cell>
          <table:table-cell table:style-name="ce70" office:value-type="float" office:value="221.95" calcext:value-type="float">
            <text:p>221.9500</text:p>
          </table:table-cell>
          <table:table-cell office:value-type="float" office:value="29.81" calcext:value-type="float">
            <text:p>29.81</text:p>
          </table:table-cell>
          <table:table-cell office:value-type="float" office:value="6006.51" calcext:value-type="float">
            <text:p>6006.51</text:p>
          </table:table-cell>
          <table:table-cell table:style-name="ce142" table:formula="of:=IF([.E33]&gt;0;[.F33]/[.E33]-1.0014;([.F33]-[.E33]))" office:value-type="percentage" office:value="0.268081928971928" calcext:value-type="percentage">
            <text:p>26.81%</text:p>
          </table:table-cell>
          <table:table-cell table:style-name="ce19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73.17984375" calcext:value-type="float">
            <text:p>273.180</text:p>
          </table:table-cell>
          <table:table-cell table:style-name="ce238" table:formula="of:=IF([.F33]&lt;[.E33]*1.25; 0; [.J33]/1.25*0.92)" office:value-type="float" office:value="201.060365" calcext:value-type="float">
            <text:p>201.060</text:p>
          </table:table-cell>
          <table:table-cell table:style-name="ce27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455" calcext:value-type="percentage">
            <text:p>4.55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455" calcext:value-type="percentage">
            <text:p>4.55%</text:p>
          </table:table-cell>
          <table:table-cell table:style-name="ce35" office:value-type="float" office:value="5.192" calcext:value-type="float">
            <text:p>5.1920</text:p>
          </table:table-cell>
          <table:table-cell table:style-name="ce89" office:value-type="float" office:value="7.71" calcext:value-type="float">
            <text:p>7.7100</text:p>
          </table:table-cell>
          <table:table-cell table:style-name="ce112" office:value-type="float" office:value="10.38" calcext:value-type="float">
            <text:p>10.38</text:p>
          </table:table-cell>
          <table:table-cell office:value-type="float" office:value="413.5" calcext:value-type="float">
            <text:p>413.50</text:p>
          </table:table-cell>
          <table:table-cell table:style-name="ce154" table:formula="of:=IF([.E34]&gt;0;[.F34]/[.E34]-1.0014;([.F34]-[.E34]))" office:value-type="percentage" office:value="0.48357688751926" calcext:value-type="percentage">
            <text:p>48.36%</text:p>
          </table:table-cell>
          <table:table-cell table:style-name="ce19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1125" calcext:value-type="float">
            <text:p>8.113</text:p>
          </table:table-cell>
          <table:table-cell table:style-name="ce239" table:formula="of:=IF([.F34]&lt;[.E34]*1.25; 0; [.J34]/1.25*0.92)" office:value-type="float" office:value="5.9708" calcext:value-type="float">
            <text:p>5.971</text:p>
          </table:table-cell>
          <table:table-cell table:style-name="ce27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33" calcext:value-type="percentage">
            <text:p>1.33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33" calcext:value-type="percentage">
            <text:p>1.33%</text:p>
          </table:table-cell>
          <table:table-cell table:style-name="ce35" office:value-type="float" office:value="1.4429" calcext:value-type="float">
            <text:p>1.4429</text:p>
          </table:table-cell>
          <table:table-cell table:style-name="ce90" office:value-type="float" office:value="1.43" calcext:value-type="float">
            <text:p>1.4300</text:p>
          </table:table-cell>
          <table:table-cell office:value-type="float" office:value="2.45" calcext:value-type="float">
            <text:p>2.45</text:p>
          </table:table-cell>
          <table:table-cell office:value-type="float" office:value="11.72" calcext:value-type="float">
            <text:p>11.72</text:p>
          </table:table-cell>
          <table:table-cell table:style-name="ce157" table:formula="of:=IF([.E35]&gt;0;[.F35]/[.E35]-1.0014;([.F35]-[.E35]))" office:value-type="percentage" office:value="-0.010340328505094" calcext:value-type="percentage">
            <text:p>-1.03%</text:p>
          </table:table-cell>
          <table:table-cell table:style-name="ce19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.803625" calcext:value-type="float">
            <text:p>1.804</text:p>
          </table:table-cell>
          <table:table-cell table:style-name="ce245" table:formula="of:=IF([.F35]&lt;[.E35]*1.25; 0; [.J35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55" calcext:value-type="percentage">
            <text:p>3.55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355" calcext:value-type="percentage">
            <text:p>3.55%</text:p>
          </table:table-cell>
          <table:table-cell table:style-name="ce35" office:value-type="float" office:value="87.797" calcext:value-type="float">
            <text:p>87.7970</text:p>
          </table:table-cell>
          <table:table-cell table:style-name="ce90" office:value-type="float" office:value="103.9" calcext:value-type="float">
            <text:p>103.9000</text:p>
          </table:table-cell>
          <table:table-cell office:value-type="float" office:value="24.28" calcext:value-type="float">
            <text:p>24.28</text:p>
          </table:table-cell>
          <table:table-cell office:value-type="float" office:value="523.2" calcext:value-type="float">
            <text:p>523.20</text:p>
          </table:table-cell>
          <table:table-cell table:style-name="ce163" table:formula="of:=IF([.E36]&gt;0;[.F36]/[.E36]-1.0014;([.F36]-[.E36]))" office:value-type="percentage" office:value="0.182011733886124" calcext:value-type="percentage">
            <text:p>18.20%</text:p>
          </table:table-cell>
          <table:table-cell table:style-name="ce196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09.74625" calcext:value-type="float">
            <text:p>109.746</text:p>
          </table:table-cell>
          <table:table-cell table:style-name="ce247" table:formula="of:=IF([.F36]&lt;[.E36]*1.25; 0; [.J36]/1.25*0.92)" office:value-type="float" office:value="0" calcext:value-type="float">
            <text:p>0.000</text:p>
          </table:table-cell>
          <table:table-cell table:style-name="ce279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105" calcext:value-type="percentage">
            <text:p>1.05%</text:p>
          </table:table-cell>
          <table:table-cell table:style-name="ce35" office:value-type="float" office:value="22.2434" calcext:value-type="float">
            <text:p>22.2434</text:p>
          </table:table-cell>
          <table:table-cell table:style-name="ce93" office:value-type="float" office:value="13.24" calcext:value-type="float">
            <text:p>13.2400</text:p>
          </table:table-cell>
          <table:table-cell office:value-type="float" office:value="7.17" calcext:value-type="float">
            <text:p>7.17</text:p>
          </table:table-cell>
          <table:table-cell office:value-type="float" office:value="27.48" calcext:value-type="float">
            <text:p>27.48</text:p>
          </table:table-cell>
          <table:table-cell table:style-name="ce164" table:formula="of:=IF([.E37]&gt;0;[.F37]/[.E37]-1.0014;([.F37]-[.E37]))" office:value-type="percentage" office:value="-0.406167256804266" calcext:value-type="percentage">
            <text:p>-40.62%</text:p>
          </table:table-cell>
          <table:table-cell table:style-name="ce19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27.80425" calcext:value-type="float">
            <text:p>27.804</text:p>
          </table:table-cell>
          <table:table-cell table:style-name="ce249" table:formula="of:=IF([.F37]&lt;[.E37]*1.25; 0; [.J37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0]" office:value-type="float" office:value="360679.328254" calcext:value-type="float">
            <text:p>360679.3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33:Sheet1.J33">
            <calcext:condition calcext:apply-style-name="Good" calcext:value="&gt;#REF!*1.25" calcext:base-cell-address="Sheet1.J33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7:Sheet1.L37 Sheet1.L35:Sheet1.L35">
            <calcext:condition calcext:apply-style-name="Bad" calcext:value="&gt;0" calcext:base-cell-address="Sheet1.L35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13:Sheet1.L14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21:Sheet1.L22 Sheet1.L17:Sheet1.L19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4">
            <calcext:condition calcext:apply-style-name="Good" calcext:value="&lt;[$Sheet1.$L$13]" calcext:base-cell-address="Sheet1.F13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4:Sheet1.F34">
            <calcext:condition calcext:apply-style-name="Accent" calcext:value="&lt;[$Sheet1.$L$34]" calcext:base-cell-address="Sheet1.F34"/>
          </calcext:conditional-format>
          <calcext:conditional-format calcext:target-range-address="Sheet1.F35:Sheet1.F36">
            <calcext:condition calcext:apply-style-name="Accent" calcext:value="&lt;[$Sheet1.$L$35]" calcext:base-cell-address="Sheet1.F35"/>
          </calcext:conditional-format>
          <calcext:conditional-format calcext:target-range-address="Sheet1.F37:Sheet1.F37">
            <calcext:condition calcext:apply-style-name="Accent" calcext:value="&lt;[$Sheet1.$L$37]" calcext:base-cell-address="Sheet1.F37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1">
            <calcext:condition calcext:apply-style-name="Good" calcext:value="&lt;[$Sheet1.$L$19]" calcext:base-cell-address="Sheet1.F1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F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21:39:29.388882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2-26T22:14:58.219158579</dc:date>
    <meta:editing-duration>P2DT12H17M13S</meta:editing-duration>
    <meta:editing-cycles>414</meta:editing-cycles>
    <meta:generator>LibreOffice/6.0.7.3$Linux_X86_64 LibreOffice_project/00m0$Build-3</meta:generator>
    <meta:document-statistic meta:table-count="1" meta:cell-count="414" meta:object-count="0"/>
  </office:meta>
</office:document-meta>
</file>